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TimestampParserImpl.getDefaultDateForma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getRecen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configure( FTPClient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TPTimestampParserImpl.setDefaultDateFormat(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TimestampParserImpl.setLenientFutureDates( boolean lenientFuture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FTPTimestampPars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TimestampParserImpl.getShor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parseTimestamp( String timestampStr , Calendar serverTi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TPTimestampParserImpl.setServerTimeZone( String serverTimeZon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TimestampParserImpl.setRecentDateFormat(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TimestampParserImpl.getRecentDateForma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getServer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getDefaul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imestampParserImpl.parseTimestamp( String timestamp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TimestampParserImpl.isLenientFuture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